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2f76e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2f76e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background-color="#ffffff" loext:char-shading-value="0" style:font-name-complex="Times New Roman1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VI</text:span></text:p>
      <text:p text:style-name="P2"><text:span text:style-name="T2">Яркий луч солнца ударил в глаза Павла. Потянувшись, он встал и окинул взглядом гостиничный номер. «Давно я не был здесь» – подумал он. Подойдя к окну, Алехин вновь ощутил глубокую горечь и боль. Одевшись, он спустился в ресторан и, позавтракав распорядился, чтобы для него подготовили вертолет и собрали указанные им вещи. Через час Павел уже наслаждался приятным гулом лопастей и светлым Таиландским небом, направляясь в сторону своего острова. Вот вертолет медленно опустился, поднимая тучу песка, нанесенного на площадку. Достав сумки, Алехин направился в дом, расположенный в тени деревьев. Тихий шелест моря лишь усилил его боль. Перед глазами вновь всплыли воспоминания. Разложив вещи и продукты, он взял бутылку вина и вышел к тихому морю. Сделав пару глотков, Алехин поставил бутылку на песок и, сняв футболку, с головой нырнул в море. </text:span></text:p>
      <text:p text:style-name="P2"><text:span text:style-name="T2">Александр, открыв глаза, почувствовал головную боль. Приподнявшись, он увидел гитару, много смятых листов и две пустые бутылки рядом с коньячным бокалом. Встав, парень пошел в ванну и, умыв лицо ледяной водой посмотрелся в зеркало. Свой собственный вид вызвал у него отвращение, и он покинул это помещение. Вернувшись в зал, Алехин упал в кресло, перечитывая написанные им в порыве чувств две песни. Достав гитару, он попытался спеть их. Подобранные французские слова легко ложились на музыку, песня восхищала его. Допев, он задумался о произошедшем на днях. Ему хотелось поговорить с кем-то, но он понимал, что все отвернулись от него. К родителям Алехин ехать не хотел, потому что они его не </text:span><text:soft-page-break/><text:span text:style-name="T2">поняли бы, как ему казалось в тот момент. Но вот в голову пришла странная мысль. Александр попробовал откинуть ее, но она лишь сильнее закрепилась в его голове и, надев джинсы, свитер и пальто, он, даже забыв про завтрак выбежал из квартиры. </text:span></text:p>
      <text:p text:style-name="P2"><text:span text:style-name="T2">Даша с бледным лицом вышла из комнаты. </text:span></text:p>
      <text:p text:style-name="P2"><text:span text:style-name="T2">–Евгений! – крикнула она, подходя к лестнице. </text:span></text:p>
      <text:p text:style-name="P2"><text:span text:style-name="T2">–Да, Даш, – ответил тот с кухни. </text:span></text:p>
      <text:p text:style-name="P2"><text:span text:style-name="T2">–От Павла нет новостей? </text:span></text:p>
      <text:p text:style-name="P2"><text:span text:style-name="T2">–Пока нет. Его телефон по-прежнему недоступен. Его нигде нет. </text:span></text:p>
      <text:p text:style-name="P2"><text:span text:style-name="T2">Услышав это, Даша пошатнулась и, потеряв равновесие, вскрикнув полетела с лестницы. Услышав шум, Евгений выбежал из кухни и, увидев на полу девушку без сознания тут же подхватил ее на руки и понес в комнату. Уложив Дашу в постель, он привел ее в чувства. </text:span></text:p>
      <text:p text:style-name="P2"><text:span text:style-name="T2">–Что-то случилось. С ним что-то случилось! – быстро проговорила Даша.</text:span></text:p>
      <text:p text:style-name="P2"><text:span text:style-name="T2">–Успокойся. Все будет хорошо. Джейн уже занялась его поисками. Тебе нужен отдых. Евгений умоляюще посмотрел на девушку. Та, кивнув, закрыла глаза и начала засыпать. Дождавшись, когда девушка заснет, мужчина, тихо закрыв дверь, удалился. Как только он вошел в кухню, раздался звонок в дверь. Открыв, Евгений увидел Александра на пороге. </text:span></text:p>
      <text:p text:style-name="P2"><text:span text:style-name="T2">–Доброе утро, Евгений Эдуардович! – сказал тот.</text:span></text:p>
      <text:p text:style-name="P2"><text:span text:style-name="T2">–Здравствуй! Если ты к отцу, то его нет. А мать лучше не трогай. Если бы тебя не носило где-то, неизвестно где, ты бы знал, что умер твой дедушка. </text:span></text:p>
      <text:p text:style-name="P2"><text:span text:style-name="T2">–Но я даже не знал его.</text:span></text:p>
      <text:p text:style-name="P2"><text:soft-page-break/><text:span text:style-name="T2">–Ты никогда не видел Даниила Алексеевича? </text:span></text:p>
      <text:p text:style-name="P2"><text:span text:style-name="T2">–Не помню. Может быть, когда был совсем маленьким. </text:span></text:p>
      <text:p text:style-name="P2"><text:span text:style-name="T2">–Ну проходи, что стоять на пороге то? </text:span></text:p>
      <text:p text:style-name="P2"><text:span text:style-name="T2">–А Настя дома? – спросил вдруг Александр. </text:span></text:p>
      <text:p text:style-name="P2"><text:span text:style-name="T2">–Да. А что ты хотел от нее? </text:span></text:p>
      <text:p text:style-name="P2"><text:span text:style-name="T2">–Мне нужно поговорить. Это очень важно.</text:span></text:p>
      <text:p text:style-name="P2"><text:span text:style-name="T2">–Ну что ж, она у себя. Проходи. Только постучись. </text:span></text:p>
      <text:p text:style-name="P2"><text:span text:style-name="T2">Алехин, сняв пальто, вбежал на второй этаж и, подойдя к комнате Насти, осторожно постучал. Через минуту девушка открыла дверь и, увидев его, бросила равнодушный взгляд. </text:span></text:p>
      <text:p text:style-name="P2"><text:span text:style-name="T2">–Настя, прошу, выслушай меня. Мне очень нужно поговорить с тобой. </text:span></text:p>
      <text:p text:style-name="P2"><text:span text:style-name="T2">–Ты приехал поговорить? Удивительно. Ну что ж, проходи. Но я тебе не психолог, – ответила девушка. </text:span></text:p>
      <text:p text:style-name="P2"><text:span text:style-name="T2">Они разговаривали около двух часов, после чего Александр вышел вместе с девушкой из комнаты. Настя была одета в белый свитер и черные брюки. Спустившись вниз, они направились к двери. </text:span></text:p>
      <text:p text:style-name="P2"><text:span text:style-name="T2">–И куда это вы собрались? – строго спросила Джейн. </text:span></text:p>
      <text:p text:style-name="P2"><text:span text:style-name="T2">–Мам, не переживай. Дела есть. Помочь тут надо одному товарищу, – ответила Настя. </text:span></text:p>
      <text:p text:style-name="P2"><text:span text:style-name="T2">–Ну что ж, ладно. Но чтоб до 10 вернулась. </text:span></text:p>
      <text:p text:style-name="P2"><text:span text:style-name="T2">–Без проблем, – ответила девушка, надевая пальто. </text:span></text:p>
      <text:p text:style-name="P2"><text:span text:style-name="T2">Выйдя из дома и подойдя к машине, Александр открыл перед девушкой дверь. Та поблагодарила его, садясь. Через 20 минут Настя вышла у школы и направилась в здание, а Александр Алехин поехал собирать вещи. Вечером его ждал самолет в Милан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4:16.304000000</meta:creation-date>
    <dc:date>2022-05-15T20:24:37.638000000</dc:date>
    <meta:editing-duration>PT21S</meta:editing-duration>
    <meta:editing-cycles>1</meta:editing-cycles>
    <meta:document-statistic meta:table-count="0" meta:image-count="0" meta:object-count="0" meta:page-count="3" meta:paragraph-count="30" meta:word-count="653" meta:character-count="4135" meta:non-whitespace-character-count="3477"/>
    <meta:generator>LibreOffice/7.2.2.2$Windows_X86_64 LibreOffice_project/02b2acce88a210515b4a5bb2e46cbfb63fe97d56</meta:generator>
  </office:meta>
</office:document-meta>
</file>